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 style:font-name-asian="Liberation Sans1" style:font-name-complex="Liberation Sans1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name="Liberation Sans1"/>
    </style:style>
  </office:automatic-styles>
  <office:body>
    <office:spreadsheet>
      <table:table table:name="Feuille1" table:style-name="ta1" table:print="false">
        <table:shapes>
          <draw:frame draw:z-index="0" draw:style-name="gr1" svg:width="6.3071in" svg:height="2.7555in" svg:x="0.5744in" svg:y="3.1315in">
            <draw:object draw:notify-on-update-of-ranges="Feuille1.A1:Feuille1.A1 Feuille1.A2:Feuille1.A8 Feuille1.B1:Feuille1.B1 Feuille1.B2:Feuille1.B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0906in" svg:height="2.5776in" svg:x="7.1295in" svg:y="3.102in">
            <draw:object draw:notify-on-update-of-ranges="Feuille1.D1:Feuille1.D1 Feuille1.D2:Feuille1.D8 Feuille1.E1:Feuille1.E1 Feuille1.E2:Feuille1.E8 Feuille1.F1:Feuille1.F1 Feuille1.F2:Feuille1.F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Sans régularisation</text:p>
          </table:table-cell>
          <table:table-cell office:value-type="string">
            <text:p>Avec Régularisation</text:p>
          </table:table-cell>
          <table:table-cell/>
          <table:table-cell table:style-name="ce1" office:value-type="string">
            <text:p>2 × 2 × 2</text:p>
          </table:table-cell>
          <table:table-cell office:value-type="string">
            <text:p>3 <text:span text:style-name="T1">×</text:span> 3 <text:span text:style-name="T1">×</text:span> 5</text:p>
          </table:table-cell>
          <table:table-cell office:value-type="string">
            <text:p>5 <text:span text:style-name="T1">×</text:span> 5 <text:span text:style-name="T1">×</text:span> 10</text:p>
          </table:table-cell>
        </table:table-row>
        <table:table-row table:style-name="ro2">
          <table:table-cell office:value-type="float" office:value="97.3819">
            <text:p>97.38</text:p>
          </table:table-cell>
          <table:table-cell office:value-type="float" office:value="96.4758">
            <text:p>96.48</text:p>
          </table:table-cell>
          <table:table-cell/>
          <table:table-cell office:value-type="float" office:value="102.255">
            <text:p>102.26</text:p>
          </table:table-cell>
          <table:table-cell office:value-type="float" office:value="96.4758">
            <text:p>96.48</text:p>
          </table:table-cell>
          <table:table-cell office:value-type="float" office:value="107.857">
            <text:p>107.86</text:p>
          </table:table-cell>
        </table:table-row>
        <table:table-row table:style-name="ro2">
          <table:table-cell office:value-type="float" office:value="92.1929">
            <text:p>92.19</text:p>
          </table:table-cell>
          <table:table-cell office:value-type="float" office:value="91.0389">
            <text:p>91.04</text:p>
          </table:table-cell>
          <table:table-cell/>
          <table:table-cell office:value-type="float" office:value="98.7632">
            <text:p>98.76</text:p>
          </table:table-cell>
          <table:table-cell office:value-type="float" office:value="91.0389">
            <text:p>91.04</text:p>
          </table:table-cell>
          <table:table-cell office:value-type="float" office:value="101.06">
            <text:p>101.06</text:p>
          </table:table-cell>
        </table:table-row>
        <table:table-row table:style-name="ro2">
          <table:table-cell office:value-type="float" office:value="90.7359">
            <text:p>90.74</text:p>
          </table:table-cell>
          <table:table-cell office:value-type="float" office:value="90.0635">
            <text:p>90.06</text:p>
          </table:table-cell>
          <table:table-cell/>
          <table:table-cell office:value-type="float" office:value="98.9788">
            <text:p>98.98</text:p>
          </table:table-cell>
          <table:table-cell office:value-type="float" office:value="90.0635">
            <text:p>90.06</text:p>
          </table:table-cell>
          <table:table-cell office:value-type="float" office:value="100.919">
            <text:p>100.92</text:p>
          </table:table-cell>
        </table:table-row>
        <table:table-row table:style-name="ro2">
          <table:table-cell office:value-type="float" office:value="90.7215">
            <text:p>90.72</text:p>
          </table:table-cell>
          <table:table-cell office:value-type="float" office:value="90.1812">
            <text:p>90.18</text:p>
          </table:table-cell>
          <table:table-cell/>
          <table:table-cell office:value-type="float" office:value="99.1291">
            <text:p>99.13</text:p>
          </table:table-cell>
          <table:table-cell office:value-type="float" office:value="90.1812">
            <text:p>90.18</text:p>
          </table:table-cell>
          <table:table-cell office:value-type="float" office:value="102.288">
            <text:p>102.29</text:p>
          </table:table-cell>
        </table:table-row>
        <table:table-row table:style-name="ro2">
          <table:table-cell office:value-type="float" office:value="90.9778">
            <text:p>90.98</text:p>
          </table:table-cell>
          <table:table-cell office:value-type="float" office:value="90.4713">
            <text:p>90.47</text:p>
          </table:table-cell>
          <table:table-cell/>
          <table:table-cell office:value-type="float" office:value="99.4255">
            <text:p>99.43</text:p>
          </table:table-cell>
          <table:table-cell office:value-type="float" office:value="90.4713">
            <text:p>90.47</text:p>
          </table:table-cell>
          <table:table-cell office:value-type="float" office:value="102.482">
            <text:p>102.48</text:p>
          </table:table-cell>
        </table:table-row>
        <table:table-row table:style-name="ro2">
          <table:table-cell office:value-type="float" office:value="91.1297">
            <text:p>91.13</text:p>
          </table:table-cell>
          <table:table-cell office:value-type="float" office:value="91.0745">
            <text:p>91.07</text:p>
          </table:table-cell>
          <table:table-cell/>
          <table:table-cell office:value-type="float" office:value="99.6819">
            <text:p>99.68</text:p>
          </table:table-cell>
          <table:table-cell office:value-type="float" office:value="91.0745">
            <text:p>91.07</text:p>
          </table:table-cell>
          <table:table-cell office:value-type="float" office:value="103.159">
            <text:p>103.16</text:p>
          </table:table-cell>
        </table:table-row>
        <table:table-row table:style-name="ro2">
          <table:table-cell office:value-type="float" office:value="91.3153">
            <text:p>91.32</text:p>
          </table:table-cell>
          <table:table-cell office:value-type="float" office:value="91.3373">
            <text:p>91.34</text:p>
          </table:table-cell>
          <table:table-cell/>
          <table:table-cell office:value-type="float" office:value="99.8597">
            <text:p>99.86</text:p>
          </table:table-cell>
          <table:table-cell office:value-type="float" office:value="91.3373">
            <text:p>91.34</text:p>
          </table:table-cell>
          <table:table-cell office:value-type="float" office:value="103.339">
            <text:p>103.34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9">11/19/2011</text:date>, <text:time>15:2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ache-Francisco </meta:initial-creator>
    <meta:creation-date>2011-11-18T17:20:48</meta:creation-date>
    <dc:date>2011-11-19T15:22:31</dc:date>
    <dc:creator>Marache-Francisco </dc:creator>
    <meta:editing-duration>PT00H37M04S</meta:editing-duration>
    <meta:editing-cycles>4</meta:editing-cycles>
    <meta:generator>OpenOffice.org/3.1$Unix OpenOffice.org_project/310m19$Build-9420</meta:generator>
    <meta:document-statistic meta:table-count="3" meta:cell-count="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471cm" svg:height="6.548cm" chart:class="chart:line" chart:style-name="ch1">
        <chart:legend chart:legend-position="end" svg:x="13.293cm" svg:y="2.637cm" chart:style-name="ch2"/>
        <chart:plot-area chart:style-name="ch3" table:cell-range-address="Feuille1.D1:Feuille1.F8" chart:data-source-has-labels="row" svg:x="0.417cm" svg:y="0.13cm" svg:width="12.568cm" svg:height="6.229cm">
          <chart:axis chart:dimension="x" chart:name="primary-x" chart:style-name="ch4">
            <chart:title svg:x="4.68cm" svg:y="5.907cm" chart:style-name="ch5">
              <text:p>Nombre d'itérations complètes</text:p>
            </chart:title>
          </chart:axis>
          <chart:axis chart:dimension="y" chart:name="primary-y" chart:style-name="ch4">
            <chart:title svg:x="0.31cm" svg:y="5.468cm" chart:style-name="ch6">
              <text:p>Somme des différences au carré</text:p>
            </chart:title>
            <chart:grid chart:style-name="ch7" chart:class="major"/>
          </chart:axis>
          <chart:series chart:style-name="ch8" chart:values-cell-range-address="Feuille1.D2:Feuille1.D8" chart:label-cell-address="Feuille1.D1:Feuille1.D1" chart:class="chart:line">
            <chart:data-point chart:repeated="7"/>
          </chart:series>
          <chart:series chart:style-name="ch9" chart:values-cell-range-address="Feuille1.E2:Feuille1.E8" chart:label-cell-address="Feuille1.E1:Feuille1.E1" chart:class="chart:line">
            <chart:data-point chart:repeated="7"/>
          </chart:series>
          <chart:series chart:style-name="ch10" chart:values-cell-range-address="Feuille1.F2:Feuille1.F8" chart:label-cell-address="Feuille1.F1:Feuille1.F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D1:Feuille1.D1">2 × 2 × 2</text:p>
              </table:table-cell>
              <table:table-cell office:value-type="string">
                <text:p text:id="Feuille1.E1:Feuille1.E1">3 × 3 × 5</text:p>
              </table:table-cell>
              <table:table-cell office:value-type="string">
                <text:p text:id="Feuille1.F1:Feuille1.F1">5 × 5 × 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.255">
                <text:p text:id="Feuille1.D2:Feuille1.D8">102.255</text:p>
              </table:table-cell>
              <table:table-cell office:value-type="float" office:value="96.4758">
                <text:p text:id="Feuille1.E2:Feuille1.E8">96.4758</text:p>
              </table:table-cell>
              <table:table-cell office:value-type="float" office:value="107.857">
                <text:p text:id="Feuille1.F2:Feuille1.F8">107.8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.7632">
                <text:p>98.7632</text:p>
              </table:table-cell>
              <table:table-cell office:value-type="float" office:value="91.0389">
                <text:p>91.0389</text:p>
              </table:table-cell>
              <table:table-cell office:value-type="float" office:value="101.06">
                <text:p>101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.9788">
                <text:p>98.9788</text:p>
              </table:table-cell>
              <table:table-cell office:value-type="float" office:value="90.0635">
                <text:p>90.0635</text:p>
              </table:table-cell>
              <table:table-cell office:value-type="float" office:value="100.919">
                <text:p>100.9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1291">
                <text:p>99.1291</text:p>
              </table:table-cell>
              <table:table-cell office:value-type="float" office:value="90.1812">
                <text:p>90.1812</text:p>
              </table:table-cell>
              <table:table-cell office:value-type="float" office:value="102.288">
                <text:p>102.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4255">
                <text:p>99.4255</text:p>
              </table:table-cell>
              <table:table-cell office:value-type="float" office:value="90.4713">
                <text:p>90.4713</text:p>
              </table:table-cell>
              <table:table-cell office:value-type="float" office:value="102.482">
                <text:p>102.4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6819">
                <text:p>99.6819</text:p>
              </table:table-cell>
              <table:table-cell office:value-type="float" office:value="91.0745">
                <text:p>91.0745</text:p>
              </table:table-cell>
              <table:table-cell office:value-type="float" office:value="103.159">
                <text:p>103.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8597">
                <text:p>99.8597</text:p>
              </table:table-cell>
              <table:table-cell office:value-type="float" office:value="91.3373">
                <text:p>91.3373</text:p>
              </table:table-cell>
              <table:table-cell office:value-type="float" office:value="103.339">
                <text:p>103.3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6.021cm" svg:height="7cm" chart:class="chart:line" chart:style-name="ch1">
        <chart:legend chart:legend-position="end" svg:x="12.587cm" svg:y="3.044cm" chart:style-name="ch2"/>
        <chart:plot-area chart:style-name="ch3" table:cell-range-address="Feuille1.A1:Feuille1.B8" chart:data-source-has-labels="row" svg:x="0.439cm" svg:y="0.14cm" svg:width="11.829cm" svg:height="6.641cm">
          <chart:axis chart:dimension="x" chart:name="primary-x" chart:style-name="ch4">
            <chart:title svg:x="5.159cm" svg:y="6.339cm" chart:style-name="ch5">
              <text:p>Nombre d'itérations</text:p>
            </chart:title>
          </chart:axis>
          <chart:axis chart:dimension="y" chart:name="primary-y" chart:style-name="ch4">
            <chart:title svg:x="0.321cm" svg:y="5.684cm" chart:style-name="ch6">
              <text:p>Somme des différences au carré</text:p>
            </chart:title>
            <chart:grid chart:style-name="ch7" chart:class="major"/>
          </chart:axis>
          <chart:series chart:style-name="ch8" chart:values-cell-range-address="Feuille1.A2:Feuille1.A8" chart:label-cell-address="Feuille1.A1:Feuille1.A1" chart:class="chart:line">
            <chart:data-point chart:repeated="7"/>
          </chart:series>
          <chart:series chart:style-name="ch9" chart:values-cell-range-address="Feuille1.B2:Feuille1.B8" chart:label-cell-address="Feuille1.B1:Feuille1.B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A1:Feuille1.A1">Sans régularisation</text:p>
              </table:table-cell>
              <table:table-cell office:value-type="string">
                <text:p text:id="Feuille1.B1:Feuille1.B1">Avec Régularis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.3819">
                <text:p text:id="Feuille1.A2:Feuille1.A8">97.3819</text:p>
              </table:table-cell>
              <table:table-cell office:value-type="float" office:value="96.4758">
                <text:p text:id="Feuille1.B2:Feuille1.B8">96.47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.1929">
                <text:p>92.1929</text:p>
              </table:table-cell>
              <table:table-cell office:value-type="float" office:value="91.0389">
                <text:p>91.0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.7359">
                <text:p>90.7359</text:p>
              </table:table-cell>
              <table:table-cell office:value-type="float" office:value="90.0635">
                <text:p>90.0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.7215">
                <text:p>90.7215</text:p>
              </table:table-cell>
              <table:table-cell office:value-type="float" office:value="90.1812">
                <text:p>90.1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.9778">
                <text:p>90.9778</text:p>
              </table:table-cell>
              <table:table-cell office:value-type="float" office:value="90.4713">
                <text:p>90.47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.1297">
                <text:p>91.1297</text:p>
              </table:table-cell>
              <table:table-cell office:value-type="float" office:value="91.0745">
                <text:p>91.07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3153">
                <text:p>91.3153</text:p>
              </table:table-cell>
              <table:table-cell office:value-type="float" office:value="91.3373">
                <text:p>91.33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